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adornments="Light"/>
    <style:font-face style:name="Helvetica2" svg:font-family="Helvetica" style:font-adornments="Light" style:font-family-generic="swiss"/>
    <style:font-face style:name="Arial" svg:font-family="Arial" style:font-pitch="variable"/>
    <style:font-face style:name="Casual" svg:font-family="Casual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 draw:fill-image-width="0cm" draw:fill-image-height="0cm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2.03cm" fo:min-width="5.4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73cm" fo:min-width="2.839cm"/>
    </style:style>
    <style:style style:name="gr4" style:family="graphic" style:parent-style-name="standard" style:list-style-name="L1">
      <style:graphic-properties draw:fill-color="#ff9900" draw:textarea-horizontal-align="justify" draw:textarea-vertical-align="middle" draw:auto-grow-height="false" fo:min-height="2.03cm" fo:min-width="8.743cm"/>
    </style:style>
    <style:style style:name="gr5" style:family="graphic" style:parent-style-name="standard" style:list-style-name="L1">
      <style:graphic-properties draw:fill-color="#ff9900" draw:textarea-horizontal-align="justify" draw:textarea-vertical-align="middle" draw:auto-grow-height="false" fo:min-height="1.908cm" fo:min-width="12.774cm"/>
    </style:style>
    <style:style style:name="gr6" style:family="graphic" style:parent-style-name="standard" style:list-style-name="L1">
      <style:graphic-properties draw:fill-color="#ff9900" draw:textarea-horizontal-align="justify" draw:textarea-vertical-align="middle" draw:auto-grow-height="false" fo:min-height="2.098cm" fo:min-width="12.759cm"/>
    </style:style>
    <style:style style:name="gr7" style:family="graphic" style:parent-style-name="standard" style:list-style-name="L1">
      <style:graphic-properties draw:fill-color="#ff9900" draw:textarea-horizontal-align="justify" draw:textarea-vertical-align="middle" draw:auto-grow-height="false" fo:min-height="2.098cm" fo:min-width="12.965cm"/>
    </style:style>
    <style:style style:name="gr8" style:family="graphic" style:parent-style-name="standard" style:list-style-name="L1">
      <style:graphic-properties draw:fill-color="#ff9900" draw:textarea-horizontal-align="justify" draw:textarea-vertical-align="middle" draw:auto-grow-height="false" fo:min-height="1.908cm" fo:min-width="11.726cm"/>
    </style:style>
    <style:style style:name="gr9" style:family="graphic" style:parent-style-name="standard">
      <style:graphic-properties draw:textarea-horizontal-align="justify" draw:textarea-vertical-align="middle" draw:auto-grow-height="false" fo:min-height="0.472cm" fo:min-width="2.659cm"/>
    </style:style>
    <style:style style:name="gr10" style:family="graphic" style:parent-style-name="standard">
      <style:graphic-properties draw:textarea-horizontal-align="justify" draw:textarea-vertical-align="middle" draw:auto-grow-height="false" fo:min-height="0.472cm" fo:min-width="1.486cm"/>
    </style:style>
    <style:style style:name="gr11" style:family="graphic" style:parent-style-name="standard">
      <style:graphic-properties draw:textarea-horizontal-align="justify" draw:textarea-vertical-align="middle" draw:auto-grow-height="false" fo:min-height="0.414cm" fo:min-width="1.791cm"/>
    </style:style>
    <style:style style:name="gr12" style:family="graphic" style:parent-style-name="standard">
      <style:graphic-properties draw:textarea-horizontal-align="justify" draw:textarea-vertical-align="middle" draw:auto-grow-height="false" fo:min-height="0.414cm" fo:min-width="2.432cm"/>
    </style:style>
    <style:style style:name="gr13" style:family="graphic" style:parent-style-name="standard" style:list-style-name="L1">
      <style:graphic-properties draw:fill-color="#ff9900" draw:textarea-horizontal-align="justify" draw:textarea-vertical-align="middle" draw:auto-grow-height="false" fo:min-height="1.908cm" fo:min-width="7.224cm"/>
    </style:style>
    <style:style style:name="P1" style:family="paragraph">
      <style:paragraph-properties fo:text-align="center"/>
      <style:text-properties style:font-name="Helvetica" fo:font-size="16pt" style:font-size-asian="16pt" style:font-size-complex="16pt"/>
    </style:style>
    <style:style style:name="P2" style:family="paragraph">
      <loext:graphic-properties draw:fill-color="#ff9900"/>
      <style:paragraph-properties fo:text-align="center"/>
      <style:text-properties style:font-name="Helvetica" fo:font-size="20pt" style:font-size-asian="20pt" style:font-size-complex="20pt"/>
    </style:style>
    <style:style style:name="P3" style:family="paragraph">
      <style:text-properties style:font-name="Helvetica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text-properties style:font-name="Helvetica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990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font-name="Helvetica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Helvetica" fo:font-size="26pt" style:font-size-asian="26pt" style:font-size-complex="26pt"/>
    </style:style>
    <style:style style:name="T2" style:family="text">
      <style:text-properties style:font-name="Helvetica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Helvetica2" fo:font-size="26pt" style:font-name-asian="Helvetica2" style:font-size-asian="26pt" style:font-name-complex="Helvetica2" style:font-size-complex="26pt"/>
    </style:style>
    <style:style style:name="T4" style:family="text">
      <style:text-properties style:font-name="Helvetica" fo:font-size="26pt" style:font-name-asian="Helvetica2" style:font-size-asian="26pt" style:font-name-complex="Helvetica2" style:font-size-complex="26pt"/>
    </style:style>
    <style:style style:name="T5" style:family="text">
      <style:text-properties style:font-name="Casual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88cm" svg:height="2.526cm" svg:x="0.7cm" svg:y="2cm">
          <text:p text:style-name="P1"><text:span text:style-name="T1">Assume f(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0.924cm" svg:height="1.377cm" svg:x="21.538cm" svg:y="0.3cm">
          <draw:text-box>
            <text:p text:style-name="P3"><text:span text:style-name="T2">Standard Approach</text:span></text:p>
          </draw:text-box>
        </draw:frame>
        <draw:custom-shape draw:style-name="gr3" draw:text-style-name="P5" draw:layer="layout" svg:width="3.816cm" svg:height="1.445cm" svg:x="6.888cm" svg:y="2.4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9.489cm" svg:height="2.526cm" svg:x="10.704cm" svg:y="2cm">
          <text:p text:style-name="P6"><text:span text:style-name="T1">Look for </text:span><text:span text:style-name="T3">Λ</text:span><text:span text:style-name="T4">CDM</text:span><text:span text:style-name="T1"> f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3.506cm" svg:height="2.39cm" svg:x="7cm" svg:y="6.968cm">
          <text:p text:style-name="P6"><text:span text:style-name="T1">Take Scale factor evolution </text:span><text:span text:style-name="T5">a(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3.511cm" svg:height="2.6cm" svg:x="39.789cm" svg:y="2cm">
          <text:p text:style-name="P6"><text:span text:style-name="T1">Gravity constraint Check!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10.865cm" svg:height="1.377cm" svg:x="21.568cm" svg:y="5.254cm">
          <draw:text-box>
            <text:p text:style-name="P3"><text:span text:style-name="T2">Designer Approach</text:span></text:p>
          </draw:text-box>
        </draw:frame>
        <draw:custom-shape draw:style-name="gr7" draw:text-style-name="P7" draw:layer="layout" svg:width="13.717cm" svg:height="2.6cm" svg:x="23.803cm" svg:y="2cm">
          <text:p text:style-name="P6"><text:span text:style-name="T1">Cosmology Evolution Check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2.458cm" svg:height="2.39cm" svg:x="34.642cm" svg:y="7.01cm">
          <text:p text:style-name="P6"><text:span text:style-name="T1">Gravity constraint Check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61cm" svg:height="1.444cm" svg:x="20.193cm" svg:y="2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2.269cm" svg:height="1.444cm" svg:x="37.52cm" svg:y="2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2.618cm" svg:height="1.328cm" svg:x="20.506cm" svg:y="7.5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3.35cm" svg:height="1.328cm" svg:x="31.186cm" svg:y="7.5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7.956cm" svg:height="2.39cm" svg:x="23.23cm" svg:y="7.01cm">
          <text:p text:style-name="P6"><text:span text:style-name="T1">Derive f(R) 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adornments="Light"/>
    <style:font-face style:name="Helvetica2" svg:font-family="Helvetica" style:font-adornments="Light" style:font-family-generic="swiss"/>
    <style:font-face style:name="Arial" svg:font-family="Arial" style:font-pitch="variable"/>
    <style:font-face style:name="Casual" svg:font-family="Casual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10cm" style:print-orientation="portrait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8:56:45.167107000</meta:creation-date>
    <dc:date>2017-05-15T20:25:39.626851000</dc:date>
    <meta:editing-duration>PT58M4S</meta:editing-duration>
    <meta:editing-cycles>13</meta:editing-cycles>
    <meta:generator>LibreOffice_Vanilla/5.2.3.5$MacOSX_X86_64 LibreOffice_project/83adc9c35c74e0badc710d981405858b1179a327</meta:generator>
    <meta:document-statistic meta:object-count="14"/>
  </office:meta>
</office:document-meta>
</file>